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MetaData.to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etaData.getPropert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etaData.PropertyMetaData( int propert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MetaData.fromByteArray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